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Regular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draw:fill-color="#579d1c" draw:textarea-horizontal-align="justify" draw:textarea-vertical-align="top" draw:auto-grow-height="false" fo:min-height="4.068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1cm" fo:min-width="4.58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2cm" svg:stroke-color="#579d1c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254cm" svg:stroke-color="#579d1c" draw:marker-start-width="0.965cm" draw:marker-end-width="0.965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0" style:family="graphic" style:parent-style-name="standard">
      <style:graphic-properties draw:stroke="none" draw:fill="none" fo:min-height="0.641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stroke="none" svg:stroke-color="#000000" draw:fill="none" draw:fill-color="#ffffff" fo:min-height="1.575cm"/>
    </style:style>
    <style:style style:name="gr14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15" style:family="graphic" style:parent-style-name="standard">
      <style:graphic-properties draw:stroke="none" svg:stroke-color="#000000" draw:fill="none" draw:fill-color="#ffffff" fo:min-height="0.893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Ubuntu Mono"/>
    </style:style>
    <style:style style:name="P5" style:family="paragraph">
      <style:text-properties style:font-name="Ubuntu Mono"/>
    </style:style>
    <style:style style:name="P6" style:family="paragraph">
      <loext:graphic-properties draw:fill="none"/>
      <style:text-properties style:font-name="Ubuntu Mono"/>
    </style:style>
    <style:style style:name="P7" style:family="paragraph">
      <loext:graphic-properties draw:fill="none" draw:fill-color="#ffffff"/>
      <style:text-properties style:font-name="Ubuntu Mono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style:font-name="Ubuntu Mono1" style:font-name-asian="Ubuntu Mono1" style:font-name-complex="Ubuntu Mono1"/>
    </style:style>
    <style:style style:name="T2" style:family="text">
      <style:text-properties style:font-name="Ubuntu Mono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3.54cm" svg:y="8.62cm">
          <text:p text:style-name="P1">b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4.318cm" svg:x="4.81cm" svg:y="5.572cm">
          <text:p text:style-name="P1">bod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12.43cm" svg:x2="9.89cm" svg:y2="12.43cm">
          <text:p/>
        </draw:line>
        <draw:custom-shape draw:style-name="gr4" draw:text-style-name="P3" draw:layer="layout" svg:width="5.08cm" svg:height="6.35cm" svg:x="13.319cm" svg:y="3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6.35cm" svg:x="15.859cm" svg:y="2.01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319cm" svg:y1="3.286cm" svg:x2="15.859cm" svg:y2="2.016cm">
          <text:p/>
        </draw:line>
        <draw:line draw:style-name="gr5" draw:text-style-name="P3" draw:layer="layout" svg:x1="18.399cm" svg:y1="3.286cm" svg:x2="20.939cm" svg:y2="2.016cm">
          <text:p/>
        </draw:line>
        <draw:line draw:style-name="gr5" draw:text-style-name="P3" draw:layer="layout" svg:x1="18.399cm" svg:y1="9.636cm" svg:x2="20.939cm" svg:y2="8.366cm">
          <text:p/>
        </draw:line>
        <draw:line draw:style-name="gr5" draw:text-style-name="P3" draw:layer="layout" svg:x1="13.319cm" svg:y1="9.636cm" svg:x2="15.859cm" svg:y2="8.366cm">
          <text:p/>
        </draw:line>
        <draw:line draw:style-name="gr6" draw:text-style-name="P3" draw:layer="layout" svg:x1="13.319cm" svg:y1="9.636cm" svg:x2="15.859cm" svg:y2="2.016cm">
          <text:p/>
        </draw:line>
        <draw:line draw:style-name="gr6" draw:text-style-name="P3" draw:layer="layout" svg:x1="13.319cm" svg:y1="9.636cm" svg:x2="18.399cm" svg:y2="3.286cm">
          <text:p/>
        </draw:line>
        <draw:line draw:style-name="gr7" draw:text-style-name="P4" draw:layer="layout" svg:x1="17.129cm" svg:y1="5.826cm" svg:x2="17.129cm" svg:y2="7.858cm">
          <text:p text:style-name="P1"><text:span text:style-name="T2"/></text:p>
        </draw:line>
        <draw:path draw:style-name="gr3" draw:text-style-name="P3" draw:layer="layout" svg:width="1.337cm" svg:height="1.091cm" draw:transform="rotate (0.982794901798007) translate (13.319cm 5.064cm)" svg:viewBox="0 0 1338 1092" svg:d="M0 0c916 0 1338 1092 1338 1092">
          <text:p/>
        </draw:path>
        <draw:path draw:style-name="gr3" draw:text-style-name="P3" draw:layer="layout" svg:width="1.699cm" svg:height="1.533cm" draw:transform="rotate (0.394793476801117) translate (13.319cm 6.207cm)" svg:viewBox="0 0 1700 1534" svg:d="M0 0c1651 0 1700 1534 1700 1534">
          <text:p/>
        </draw:path>
        <draw:line draw:style-name="gr8" draw:text-style-name="P3" draw:layer="layout" svg:x1="13.319cm" svg:y1="9.636cm" svg:x2="15.224cm" svg:y2="9.636cm">
          <text:p/>
        </draw:line>
        <draw:line draw:style-name="gr8" draw:text-style-name="P3" draw:layer="layout" svg:x1="13.319cm" svg:y1="9.636cm" svg:x2="15.097cm" svg:y2="8.747cm">
          <text:p/>
        </draw:line>
        <draw:line draw:style-name="gr9" draw:text-style-name="P3" draw:layer="layout" svg:x1="13.319cm" svg:y1="9.636cm" svg:x2="20.939cm" svg:y2="2.016cm">
          <text:p/>
        </draw:line>
        <draw:frame draw:style-name="gr10" draw:text-style-name="P6" draw:layer="layout" svg:width="0.82cm" svg:height="0.891cm" svg:x="14.843cm" svg:y="5.572cm">
          <draw:text-box>
            <text:p text:style-name="P5"><text:span text:style-name="T1">θ</text:span></text:p>
          </draw:text-box>
        </draw:frame>
        <draw:frame draw:style-name="gr10" draw:text-style-name="P6" draw:layer="layout" svg:width="0.82cm" svg:height="0.891cm" svg:x="13.573cm" svg:y="3.665cm">
          <draw:text-box>
            <text:p text:style-name="P5"><text:span text:style-name="T1">φ</text:span></text:p>
          </draw:text-box>
        </draw:frame>
        <draw:frame draw:style-name="gr11" draw:text-style-name="P7" draw:layer="layout" svg:width="1.397cm" svg:height="1.016cm" svg:x="17.002cm" svg:y="6.715cm">
          <draw:text-box>
            <text:p text:style-name="P5"><text:span text:style-name="T2">mg</text:span></text:p>
          </draw:text-box>
        </draw:frame>
        <draw:frame draw:style-name="gr12" draw:text-style-name="P8" draw:layer="layout" svg:width="1.905cm" svg:height="1.651cm" svg:x="14.081cm" svg:y="10.144cm">
          <draw:text-box>
            <text:p>H<text:span text:style-name="T3">X</text:span></text:p>
          </draw:text-box>
        </draw:frame>
        <draw:frame draw:style-name="gr13" draw:text-style-name="P8" draw:layer="layout" svg:width="1.524cm" svg:height="1.825cm" svg:x="14.97cm" svg:y="8.112cm">
          <draw:text-box>
            <text:p>H<text:span text:style-name="T3">Y</text:span></text:p>
          </draw:text-box>
        </draw:frame>
        <draw:custom-shape draw:style-name="gr14" draw:text-style-name="P1" draw:layer="layout" svg:width="3.81cm" svg:height="3.81cm" svg:x="16.49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4.335cm" svg:y1="15.859cm" svg:x2="16.494cm" svg:y2="15.859cm">
          <text:p/>
        </draw:line>
        <draw:line draw:style-name="gr8" draw:text-style-name="P9" draw:layer="layout" svg:x1="16.494cm" svg:y1="17.129cm" svg:x2="18.399cm" svg:y2="15.986cm">
          <text:p/>
        </draw:line>
        <draw:line draw:style-name="gr8" draw:text-style-name="P9" draw:layer="layout" svg:x1="18.272cm" svg:y1="15.351cm" svg:x2="16.875cm" svg:y2="15.351cm">
          <text:p/>
        </draw:line>
        <draw:line draw:style-name="gr8" draw:text-style-name="P9" draw:layer="layout" svg:x1="18.272cm" svg:y1="15.351cm" svg:x2="16.875cm" svg:y2="15.986cm">
          <text:p/>
        </draw:line>
        <draw:frame draw:style-name="gr13" draw:text-style-name="P8" draw:layer="layout" svg:width="1.524cm" svg:height="1.825cm" svg:x="16.367cm" svg:y="15.732cm">
          <draw:text-box>
            <text:p>H<text:span text:style-name="T3">Y</text:span></text:p>
          </draw:text-box>
        </draw:frame>
        <draw:frame draw:style-name="gr12" draw:text-style-name="P8" draw:layer="layout" svg:width="1.905cm" svg:height="1.651cm" svg:x="16.875cm" svg:y="14.335cm">
          <draw:text-box>
            <text:p>H<text:span text:style-name="T3">X</text:span></text:p>
          </draw:text-box>
        </draw:frame>
        <draw:frame draw:style-name="gr12" draw:text-style-name="P8" draw:layer="layout" svg:width="1.905cm" svg:height="1.651cm" svg:x="14.462cm" svg:y="14.97cm">
          <draw:text-box>
            <text:p><text:span text:style-name="T4">u</text:span><text:span text:style-name="T3">X</text:span></text:p>
          </draw:text-box>
        </draw:frame>
        <draw:frame draw:style-name="gr12" draw:text-style-name="P8" draw:layer="layout" svg:width="1.905cm" svg:height="1.651cm" svg:x="17.764cm" svg:y="16.113cm">
          <draw:text-box>
            <text:p><text:span text:style-name="T4">u</text:span><text:span text:style-name="T3">X</text:span></text:p>
          </draw:text-box>
        </draw:frame>
        <draw:line draw:style-name="gr8" draw:text-style-name="P9" draw:layer="layout" svg:x1="22.463cm" svg:y1="15.859cm" svg:x2="20.304cm" svg:y2="15.859cm">
          <text:p/>
        </draw:line>
        <draw:line draw:style-name="gr8" draw:text-style-name="P9" draw:layer="layout" svg:x1="20.558cm" svg:y1="14.716cm" svg:x2="18.399cm" svg:y2="15.986cm">
          <text:p/>
        </draw:line>
        <draw:frame draw:style-name="gr15" draw:text-style-name="P8" draw:layer="layout" svg:width="3.048cm" svg:height="1.143cm" svg:x="20.304cm" svg:y="16.113cm">
          <draw:text-box>
            <text:p>bv<text:span text:style-name="T3">x</text:span></text:p>
          </draw:text-box>
        </draw:frame>
        <draw:frame draw:style-name="gr15" draw:text-style-name="P8" draw:layer="layout" svg:width="3.048cm" svg:height="1.143cm" svg:x="19.955cm" svg:y="13.319cm">
          <draw:text-box>
            <text:p>bv<text:span text:style-name="T3">y</text:span></text:p>
          </draw:text-box>
        </draw:frame>
        <draw:frame draw:style-name="gr11" draw:text-style-name="P8" draw:layer="layout" svg:width="2.667cm" svg:height="1.016cm" svg:x="18.653cm" svg:y="4.556cm">
          <draw:text-box>
            <text:p>(body)</text:p>
          </draw:text-box>
        </draw:frame>
        <draw:line draw:style-name="gr8" draw:text-style-name="P9" draw:layer="layout" svg:x1="13.319cm" svg:y1="9.636cm" svg:x2="13.319cm" svg:y2="7.731cm">
          <text:p/>
        </draw:line>
        <draw:frame draw:style-name="gr13" draw:text-style-name="P8" draw:layer="layout" svg:width="1.524cm" svg:height="1.825cm" svg:x="12.176cm" svg:y="7.684cm">
          <draw:text-box>
            <text:p>V</text:p>
          </draw:text-box>
        </draw:frame>
      </draw:page>
      <draw:page draw:name="page2" draw:style-name="dp1" draw:master-page-name="Default">
        <draw:custom-shape draw:style-name="gr16" draw:text-style-name="P1" draw:layer="layout" svg:width="3.302cm" svg:height="1.778cm" svg:x="7.35cm" svg:y="4.81cm">
          <text:p text:style-name="P1"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2.171cm" svg:height="0.969cm" svg:x="7.973cm" svg:y="5.1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adornments="Regular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Transparency_20_1" draw:display-name="Transparency 1" draw:style="linear" draw:start="100%" draw:end="0%" draw:angle="9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-name="Transparency_20_1" draw:parallel="true"/>
      <style:paragraph-properties fo:text-align="end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8:10:30.419351149</meta:creation-date>
    <dc:date>2015-05-16T19:46:19.774843789</dc:date>
    <meta:editing-duration>PT1H24M4S</meta:editing-duration>
    <meta:editing-cycles>4</meta:editing-cycles>
    <meta:generator>LibreOffice/4.4.2.2$Linux_X86_64 LibreOffice_project/40m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newline
y = Cx + Du
</annotation>
  </semantics>
</math>
</file>